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 style:data-style-name="N61"/>
    <style:style style:name="ce1" style:family="table-cell" style:parent-style-name="Default" style:data-style-name="N0"/>
    <style:style style:name="ce5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style:text-position="33% 58%"/>
    </style:style>
    <style:style style:name="T5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NSTAN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its</text:p>
          </table:table-cell>
          <table:table-cell table:number-columns-repeated="2"/>
          <table:table-cell office:value-type="string" calcext:value-type="string">
            <text:p>Wavelength (nm)</text:p>
          </table:table-cell>
          <table:table-cell/>
          <table:table-cell office:value-type="string" calcext:value-type="string">
            <text:p>Kinetic Energy of Electron (J)</text:p>
          </table:table-cell>
          <table:table-cell/>
          <table:table-cell office:value-type="string" calcext:value-type="string">
            <text:p>Frequency (Hz)</text:p>
          </table:table-cell>
          <table:table-cell/>
        </table:table-row>
        <table:table-row table:style-name="ro2">
          <table:table-cell office:value-type="string" calcext:value-type="string">
            <text:p>k<text:span text:style-name="T1">b</text:span><text:span text:style-name="T2"> (Boltzmns)</text:span></text:p>
          </table:table-cell>
          <table:table-cell office:value-type="float" office:value="1.380649E-023" calcext:value-type="float">
            <text:p>1.380649E-23</text:p>
          </table:table-cell>
          <table:table-cell office:value-type="string" calcext:value-type="string">
            <text:p>J<text:span text:style-name="T3">·K</text:span><text:span text:style-name="T4">-1</text:span></text:p>
          </table:table-cell>
          <table:table-cell/>
          <table:table-cell office:value-type="float" office:value="0.00000025" calcext:value-type="float">
            <text:p>2.5E-07</text:p>
          </table:table-cell>
          <table:table-cell office:value-type="float" office:value="250" calcext:value-type="float">
            <text:p>250</text:p>
          </table:table-cell>
          <table:table-cell office:value-type="float" office:value="4.49" calcext:value-type="float">
            <text:p>4.49</text:p>
          </table:table-cell>
          <table:table-cell table:formula="of:=[.G2]*1E-019" office:value-type="float" office:value="4.49E-019" calcext:value-type="float">
            <text:p>4.49E-19</text:p>
          </table:table-cell>
          <table:table-cell/>
          <table:table-cell table:formula="of:=[.$B$4]/[.E2]" office:value-type="float" office:value="1199169832000000" calcext:value-type="float">
            <text:p>1199169832000000</text:p>
          </table:table-cell>
          <table:table-cell/>
        </table:table-row>
        <table:table-row table:style-name="ro1">
          <table:table-cell office:value-type="string" calcext:value-type="string">
            <text:p>h (Planck)</text:p>
          </table:table-cell>
          <table:table-cell table:style-name="ce2" office:value-type="float" office:value="6.62607015E-034" calcext:value-type="float">
            <text:p>6.63E-34</text:p>
          </table:table-cell>
          <table:table-cell office:value-type="string" calcext:value-type="string">
            <text:p>J<text:span text:style-name="T3">·s</text:span></text:p>
          </table:table-cell>
          <table:table-cell/>
          <table:table-cell office:value-type="float" office:value="0.0000003" calcext:value-type="float">
            <text:p>3E-07</text:p>
          </table:table-cell>
          <table:table-cell office:value-type="float" office:value="300" calcext:value-type="float">
            <text:p>300</text:p>
          </table:table-cell>
          <table:table-cell office:value-type="float" office:value="3.09" calcext:value-type="float">
            <text:p>3.09</text:p>
          </table:table-cell>
          <table:table-cell table:formula="of:=[.G3]*1E-019" office:value-type="float" office:value="3.09E-019" calcext:value-type="float">
            <text:p>3.09E-19</text:p>
          </table:table-cell>
          <table:table-cell/>
          <table:table-cell table:formula="of:=[.$B$4]/[.E3]" office:value-type="float" office:value="999308193333333" calcext:value-type="float">
            <text:p>999308193333333</text:p>
          </table:table-cell>
          <table:table-cell/>
        </table:table-row>
        <table:table-row table:style-name="ro1">
          <table:table-cell office:value-type="string" calcext:value-type="string">
            <text:p>c (S.o.L.)</text:p>
          </table:table-cell>
          <table:table-cell office:value-type="float" office:value="299792458" calcext:value-type="float">
            <text:p>299792458</text:p>
          </table:table-cell>
          <table:table-cell office:value-type="string" calcext:value-type="string">
            <text:p>m<text:span text:style-name="T3">·s</text:span><text:span text:style-name="T4">-1</text:span></text:p>
          </table:table-cell>
          <table:table-cell/>
          <table:table-cell office:value-type="float" office:value="0.00000035" calcext:value-type="float">
            <text:p>3.5E-07</text:p>
          </table:table-cell>
          <table:table-cell office:value-type="float" office:value="350" calcext:value-type="float">
            <text:p>350</text:p>
          </table:table-cell>
          <table:table-cell office:value-type="float" office:value="1.89" calcext:value-type="float">
            <text:p>1.89</text:p>
          </table:table-cell>
          <table:table-cell table:formula="of:=[.G4]*1E-019" office:value-type="float" office:value="1.89E-019" calcext:value-type="float">
            <text:p>1.89E-19</text:p>
          </table:table-cell>
          <table:table-cell/>
          <table:table-cell table:formula="of:=[.$B$4]/[.E4]" office:value-type="float" office:value="856549880000000" calcext:value-type="float">
            <text:p>8565498800000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000004" calcext:value-type="float">
            <text:p>4E-07</text:p>
          </table:table-cell>
          <table:table-cell office:value-type="float" office:value="400" calcext:value-type="float">
            <text:p>400</text:p>
          </table:table-cell>
          <table:table-cell office:value-type="float" office:value="1.34" calcext:value-type="float">
            <text:p>1.34</text:p>
          </table:table-cell>
          <table:table-cell table:formula="of:=[.G5]*1E-019" office:value-type="float" office:value="1.34E-019" calcext:value-type="float">
            <text:p>1.34E-19</text:p>
          </table:table-cell>
          <table:table-cell/>
          <table:table-cell table:formula="of:=[.$B$4]/[.E5]" office:value-type="float" office:value="749481145000000" calcext:value-type="float">
            <text:p>7494811450000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0000045" calcext:value-type="float">
            <text:p>4.5E-07</text:p>
          </table:table-cell>
          <table:table-cell office:value-type="float" office:value="450" calcext:value-type="float">
            <text:p>450</text:p>
          </table:table-cell>
          <table:table-cell office:value-type="float" office:value="0.7" calcext:value-type="float">
            <text:p>0.7</text:p>
          </table:table-cell>
          <table:table-cell table:formula="of:=[.G6]*1E-019" office:value-type="float" office:value="7E-020" calcext:value-type="float">
            <text:p>7E-20</text:p>
          </table:table-cell>
          <table:table-cell/>
          <table:table-cell table:formula="of:=[.$B$4]/[.E6]" office:value-type="float" office:value="666205462222222" calcext:value-type="float">
            <text:p>666205462222222</text:p>
          </table:table-cell>
          <table:table-cell/>
        </table:table-row>
        <table:table-row table:style-name="ro1">
          <table:table-cell office:value-type="string" calcext:value-type="string">
            <text:p>mass He (a)</text:p>
          </table:table-cell>
          <table:table-cell/>
          <table:table-cell office:value-type="string" calcext:value-type="string">
            <text:p>(b)</text:p>
          </table:table-cell>
          <table:table-cell office:value-type="string" calcext:value-type="string">
            <text:p>rho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500" calcext:value-type="float">
            <text:p>500</text:p>
          </table:table-cell>
          <table:table-cell office:value-type="float" office:value="0.311" calcext:value-type="float">
            <text:p>0.311</text:p>
          </table:table-cell>
          <table:table-cell table:formula="of:=[.G7]*1E-019" office:value-type="float" office:value="3.11E-020" calcext:value-type="float">
            <text:p>3.11E-20</text:p>
          </table:table-cell>
          <table:table-cell/>
          <table:table-cell table:formula="of:=[.$B$4]/[.E7]" office:value-type="float" office:value="599584916000000" calcext:value-type="float">
            <text:p>599584916000000</text:p>
          </table:table-cell>
          <table:table-cell/>
        </table:table-row>
        <table:table-row table:style-name="ro1">
          <table:table-cell table:style-name="ce2" office:value-type="float" office:value="6.64647732345599E-027" calcext:value-type="float">
            <text:p>6.65E-27</text:p>
          </table:table-cell>
          <table:table-cell office:value-type="string" calcext:value-type="string">
            <text:p>kg</text:p>
          </table:table-cell>
          <table:table-cell table:formula="of:=SQRT((3*[.B2]*[.A11])/[.A8])" office:value-type="float" office:value="1351.61018051217" calcext:value-type="float">
            <text:p>1351.61018051217</text:p>
          </table:table-cell>
          <table:table-cell table:formula="of:=[.C8]*[.A8]" office:value-type="float" office:value="8.98344641492637E-024" calcext:value-type="float">
            <text:p>8.98344641492637E-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(c)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/>
          <table:table-cell table:formula="of:=[.B3]/[.D8]" office:value-type="float" office:value="0.0000000000737586650374016" calcext:value-type="float">
            <text:p>7.37586650374016E-11</text:p>
          </table:table-cell>
          <table:table-cell table:number-columns-repeated="6"/>
          <table:table-cell table:style-name="ce2" office:value-type="float" office:value="7.016E-034" calcext:value-type="float">
            <text:p>7.02E-34</text:p>
          </table:table-cell>
        </table:table-row>
        <table:table-row table:style-name="ro1">
          <table:table-cell office:value-type="float" office:value="293.15" calcext:value-type="float">
            <text:p>293.15</text:p>
          </table:table-cell>
          <table:table-cell office:value-type="string" calcext:value-type="string">
            <text:p>K</text:p>
          </table:table-cell>
          <table:table-cell table:number-columns-repeated="8"/>
          <table:table-cell table:formula="of:=[.K10]*[.B4]" office:value-type="float" office:value="2.103343885328E-025" calcext:value-type="float">
            <text:p>2.103343885328E-25</text:p>
          </table:table-cell>
        </table:table-row>
        <table:table-row table:style-name="ro1" table:number-rows-repeated="104856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>
        <table:shapes>
          <draw:frame draw:z-index="0" draw:style-name="gr1" draw:text-style-name="P1" svg:width="8.463in" svg:height="4.9941in" svg:x="0.0232in" svg:y="0in">
            <draw:object draw:notify-on-update-of-ranges="Sheet2.A9:Sheet2.A9 Sheet2.A10:Sheet2.A15 Sheet2.B9:Sheet2.B9 Sheet2.B10:Sheet2.B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5.1606in" svg:height="2.9028in" svg:x="10.7142in" svg:y="0.7839in">
            <draw:object draw:notify-on-update-of-ranges="Sheet2.A1:Sheet2.A1 Sheet2.A2:Sheet2.A7 Sheet2.B1:Sheet2.B1 Sheet2.B2:Sheet2.B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Wavelength (nm)</text:p>
          </table:table-cell>
          <table:table-cell office:value-type="string" calcext:value-type="string">
            <text:p>10<text:span text:style-name="T5">19</text:span><text:span text:style-name="T2"> x Kinetic Energy of Electron (J)</text:span>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5" office:value-type="float" office:value="4.49" calcext:value-type="float">
            <text:p>4.49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5" office:value-type="float" office:value="3.09" calcext:value-type="float">
            <text:p>3.09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5" office:value-type="float" office:value="1.89" calcext:value-type="float">
            <text:p>1.89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5" office:value-type="float" office:value="1.34" calcext:value-type="float">
            <text:p>1.34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5" office:value-type="float" office:value="0.7" calcext:value-type="float">
            <text:p>0.7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5" office:value-type="float" office:value="0.311" calcext:value-type="float">
            <text:p>0.31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requency (Hz)</text:p>
          </table:table-cell>
          <table:table-cell office:value-type="string" calcext:value-type="string">
            <text:p>Kinetic Energy of Electron (J)</text:p>
          </table:table-cell>
        </table:table-row>
        <table:table-row table:style-name="ro1">
          <table:table-cell table:formula="of:=[Sheet1.$B$4]/([.A2]*0.000000001)" office:value-type="float" office:value="1.199169832E+015" calcext:value-type="float">
            <text:p>1.199169832E+015</text:p>
          </table:table-cell>
          <table:table-cell table:formula="of:=[.B2]*1E-019" office:value-type="float" office:value="4.49E-019" calcext:value-type="float">
            <text:p>4.49E-19</text:p>
          </table:table-cell>
        </table:table-row>
        <table:table-row table:style-name="ro1">
          <table:table-cell table:formula="of:=[Sheet1.$B$4]/([.A3]*0.000000001)" office:value-type="float" office:value="999308193333333" calcext:value-type="float">
            <text:p>999308193333333</text:p>
          </table:table-cell>
          <table:table-cell table:formula="of:=[.B3]*1E-019" office:value-type="float" office:value="3.09E-019" calcext:value-type="float">
            <text:p>3.09E-19</text:p>
          </table:table-cell>
        </table:table-row>
        <table:table-row table:style-name="ro1">
          <table:table-cell table:formula="of:=[Sheet1.$B$4]/([.A4]*0.000000001)" office:value-type="float" office:value="856549880000000" calcext:value-type="float">
            <text:p>856549880000000</text:p>
          </table:table-cell>
          <table:table-cell table:formula="of:=[.B4]*1E-019" office:value-type="float" office:value="1.89E-019" calcext:value-type="float">
            <text:p>1.89E-19</text:p>
          </table:table-cell>
        </table:table-row>
        <table:table-row table:style-name="ro1">
          <table:table-cell table:formula="of:=[Sheet1.$B$4]/([.A5]*0.000000001)" office:value-type="float" office:value="749481145000000" calcext:value-type="float">
            <text:p>749481145000000</text:p>
          </table:table-cell>
          <table:table-cell table:formula="of:=[.B5]*1E-019" office:value-type="float" office:value="1.34E-019" calcext:value-type="float">
            <text:p>1.34E-19</text:p>
          </table:table-cell>
        </table:table-row>
        <table:table-row table:style-name="ro1">
          <table:table-cell table:formula="of:=[Sheet1.$B$4]/([.A6]*0.000000001)" office:value-type="float" office:value="666205462222222" calcext:value-type="float">
            <text:p>666205462222222</text:p>
          </table:table-cell>
          <table:table-cell table:formula="of:=[.B6]*1E-019" office:value-type="float" office:value="7E-020" calcext:value-type="float">
            <text:p>7E-20</text:p>
          </table:table-cell>
        </table:table-row>
        <table:table-row table:style-name="ro1">
          <table:table-cell table:formula="of:=[Sheet1.$B$4]/([.A7]*0.000000001)" office:value-type="float" office:value="599584916000000" calcext:value-type="float">
            <text:p>599584916000000</text:p>
          </table:table-cell>
          <table:table-cell table:formula="of:=[.B7]*1E-019" office:value-type="float" office:value="3.11E-020" calcext:value-type="float">
            <text:p>3.11E-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F" svg:font-family="" style:font-family-generic="roman"/>
    <style:font-face style:name="Liberation Serif" svg:font-family="'Liberation Serif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number:number-style style:name="N122" number:title="User-defined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3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 style:data-style-name="N2" text:time-value="18:24:02.372368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1-20T07:10:55.288524239</meta:creation-date>
    <dc:date>2021-02-01T21:10:21.124644435</dc:date>
    <meta:editing-duration>P6DT23H52M59S</meta:editing-duration>
    <meta:editing-cycles>11</meta:editing-cycles>
    <meta:generator>LibreOffice/6.4.6.2$MacOSX_X86_64 LibreOffice_project/0ce51a4fd21bff07a5c061082cc82c5ed232f115</meta:generator>
    <meta:document-statistic meta:table-count="2" meta:cell-count="89" meta:object-count="2"/>
  </office:meta>
</office:document-meta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22" number:title="User-defined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22">
      <style:chart-properties chart:display-label="true" chart:tick-marks-major-inner="true" chart:tick-marks-major-outer="true" chart:logarithmic="false" chart:interval-major="1000000000000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0">
      <style:chart-properties loext:regression-x-name="f" loext:regression-y-name="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497cm" svg:height="12.686cm" xlink:href=".." xlink:type="simple" chart:class="chart:scatter" chart:style-name="ch1">
        <chart:title svg:x="3.725cm" svg:y="0.388cm" chart:style-name="ch2">
          <text:p>Kinetic Energy of Electron (J) vs. Frequency of Incident Photon (Hz)</text:p>
        </chart:title>
        <chart:plot-area chart:style-name="ch3" table:cell-range-address="Sheet2.A9:Sheet2.B15" chart:data-source-has-labels="row" svg:x="2.946cm" svg:y="1.701cm" svg:width="15.428cm" svg:height="9.093cm">
          <chartooo:coordinate-region svg:x="4.457cm" svg:y="1.902cm" svg:width="13.775cm" svg:height="7.115cm"/>
          <chart:axis chart:dimension="x" chart:name="primary-x" chart:style-name="ch4">
            <chart:title svg:x="8.183cm" svg:y="11.047cm" chart:style-name="ch5">
              <text:p>Frequency of Incident Photon (Hz)</text:p>
            </chart:title>
          </chart:axis>
          <chart:axis chart:dimension="y" chart:name="primary-y" chart:style-name="ch6">
            <chart:title svg:x="1.987cm" svg:y="8.364cm" chart:style-name="ch7">
              <text:p>Kinetic Energy of Electron (J)</text:p>
            </chart:title>
            <chart:grid chart:style-name="ch8" chart:class="major"/>
          </chart:axis>
          <chart:series chart:style-name="ch9" chart:values-cell-range-address="Sheet2.B10:Sheet2.B15" chart:label-cell-address="Sheet2.B9:Sheet2.B9" chart:class="chart:scatter">
            <chart:domain table:cell-range-address="Sheet2.A10:Sheet2.A15"/>
            <chart:regression-curve chart:style-name="ch10">
              <chart:equation chart:display-equation="true" chart:display-r-square="true" svg:x="10.615cm" svg:y="6.763cm" chart:style-name="ch11"/>
            </chart:regression-curve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inetic Energy of Electron (J)</text:p>
                <draw:g>
                  <svg:desc>Sheet2.B9:Sheet2.B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99169832E+015">
                <text:p>1.199169832E+015</text:p>
                <draw:g>
                  <svg:desc>Sheet2.A10:Sheet2.A15</svg:desc>
                </draw:g>
              </table:table-cell>
              <table:table-cell office:value-type="float" office:value="4.49E-019">
                <text:p>4.49E-019</text:p>
                <draw:g>
                  <svg:desc>Sheet2.B10:Sheet2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9308193333333">
                <text:p>999308193333333</text:p>
              </table:table-cell>
              <table:table-cell office:value-type="float" office:value="3.09E-019">
                <text:p>3.09E-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6549880000000">
                <text:p>856549880000000</text:p>
              </table:table-cell>
              <table:table-cell office:value-type="float" office:value="1.89E-019">
                <text:p>1.89E-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9481145000000">
                <text:p>749481145000000</text:p>
              </table:table-cell>
              <table:table-cell office:value-type="float" office:value="1.34E-019">
                <text:p>1.34E-0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6205462222222">
                <text:p>666205462222222</text:p>
              </table:table-cell>
              <table:table-cell office:value-type="float" office:value="7E-020">
                <text:p>7E-0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9584916000000">
                <text:p>599584916000000</text:p>
              </table:table-cell>
              <table:table-cell office:value-type="float" office:value="3.11E-020">
                <text:p>3.11E-0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6.2$MacOSX_X86_64 LibreOffice_project/0ce51a4fd21bff07a5c061082cc82c5ed232f115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22" number:title="User-defined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3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3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22">
      <style:chart-properties loext:regression-x-name="ν" loext:regression-y-name="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109cm" svg:height="7.374cm" xlink:href=".." xlink:type="simple" chart:class="chart:scatter" chart:style-name="ch1">
        <chart:title svg:x="0.211cm" svg:y="0.282cm" chart:style-name="ch2">
          <text:p>10^19 x Kinetic Energy of Electron (J) vs. Wavelength of Incident Photon (nm)</text:p>
        </chart:title>
        <chart:plot-area chart:style-name="ch3" table:cell-range-address="Sheet2.A1:Sheet2.B7" chart:data-source-has-labels="row" svg:x="1.243cm" svg:y="1.746cm" svg:width="11.604cm" svg:height="4.53cm">
          <chartooo:coordinate-region svg:x="2.394cm" svg:y="1.947cm" svg:width="10.152cm" svg:height="3.679cm"/>
          <chart:axis chart:dimension="x" chart:name="primary-x" chart:style-name="ch4">
            <chart:title svg:x="4.458cm" svg:y="6.423cm" chart:style-name="ch5">
              <text:p>Wavelength of Incident Photon (nm)</text:p>
            </chart:title>
          </chart:axis>
          <chart:axis chart:dimension="y" chart:name="primary-y" chart:style-name="ch6">
            <chart:title svg:x="0.451cm" svg:y="6.728cm" chart:style-name="ch7">
              <text:p>10^19 x Kinetic Energy of Electron (J)</text:p>
            </chart:title>
            <chart:grid chart:style-name="ch8" chart:class="major"/>
          </chart:axis>
          <chart:series chart:style-name="ch9" chart:values-cell-range-address="Sheet2.B2:Sheet2.B7" chart:label-cell-address="Sheet2.B1:Sheet2.B1" chart:class="chart:scatter">
            <chart:domain table:cell-range-address="Sheet2.A2:Sheet2.A7"/>
            <chart:regression-curve chart:style-name="ch10">
              <chart:equation chart:display-equation="true" chart:display-r-square="true" svg:x="7.311cm" svg:y="3.048cm" chart:style-name="ch11"/>
            </chart:regression-curve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19 x Kinetic Energy of Electron (J)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Sheet2.A2:Sheet2.A7</svg:desc>
                </draw:g>
              </table:table-cell>
              <table:table-cell office:value-type="float" office:value="4.49">
                <text:p>4.49</text:p>
                <draw:g>
                  <svg:desc>Sheet2.B2:Sheet2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">
                <text:p>350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">
                <text:p>45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0.311">
                <text:p>0.3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6.2$MacOSX_X86_64 LibreOffice_project/0ce51a4fd21bff07a5c061082cc82c5ed232f115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